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5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052cm"/>
    </style:style>
    <style:style style:name="co4" style:family="table-column">
      <style:table-column-properties fo:break-before="auto" style:column-width="2.441cm"/>
    </style:style>
    <style:style style:name="co5" style:family="table-column">
      <style:table-column-properties fo:break-before="auto" style:column-width="3.829cm"/>
    </style:style>
    <style:style style:name="co6" style:family="table-column">
      <style:table-column-properties fo:break-before="auto" style:column-width="3.69cm"/>
    </style:style>
    <style:style style:name="co7" style:family="table-column">
      <style:table-column-properties fo:break-before="auto" style:column-width="3.551cm"/>
    </style:style>
    <style:style style:name="ro1" style:family="table-row">
      <style:table-row-properties style:row-height="0.605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00ff00"/>
    </style:style>
    <style:style style:name="ce3" style:family="table-cell" style:parent-style-name="Default" style:data-style-name="N109"/>
    <style:style style:name="ce4" style:family="table-cell" style:parent-style-name="Default" style:data-style-name="N11"/>
    <style:style style:name="ce5" style:family="table-cell" style:parent-style-name="Default">
      <style:table-cell-properties fo:background-color="#b3b3b3"/>
    </style:style>
    <style:style style:name="ce6" style:family="table-cell" style:parent-style-name="Default" style:data-style-name="N108"/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2" table:default-cell-style-name="ce2"/>
        <table:table-column table:style-name="co3" table:default-cell-style-name="Default"/>
        <table:table-column table:style-name="co2" table:default-cell-style-name="ce4"/>
        <table:table-column table:style-name="co2" table:number-columns-repeated="3" table:default-cell-style-name="Default"/>
        <table:table-column table:style-name="co2" table:default-cell-style-name="ce4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ce4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Core 2 Extreme X6800 </text:p>
          </table:table-cell>
          <table:table-cell office:value-type="string">
            <text:p>f</text:p>
          </table:table-cell>
          <table:table-cell office:value-type="string">
            <text:p>U</text:p>
          </table:table-cell>
          <table:table-cell office:value-type="string">
            <text:p>f/U</text:p>
          </table:table-cell>
          <table:table-cell/>
          <table:table-cell office:value-type="string">
            <text:p>f3 ext intercept</text:p>
          </table:table-cell>
          <table:table-cell table:style-name="Default" office:value-type="string">
            <text:p>delta</text:p>
          </table:table-cell>
          <table:table-cell table:number-columns-repeated="2"/>
          <table:table-cell office:value-type="string">
            <text:p>f3</text:p>
          </table:table-cell>
          <table:table-cell table:style-name="Default" office:value-type="string">
            <text:p>delta</text:p>
          </table:table-cell>
          <table:table-cell table:number-columns-repeated="2"/>
          <table:table-cell office:value-type="string">
            <text:p>f3 ext gradient</text:p>
          </table:table-cell>
          <table:table-cell table:style-name="Default"/>
          <table:table-cell table:number-columns-repeated="4"/>
        </table:table-row>
        <table:table-row table:style-name="ro2">
          <table:table-cell/>
          <table:table-cell office:value-type="float" office:value="2.93">
            <text:p>2.93</text:p>
          </table:table-cell>
          <table:table-cell office:value-type="float" office:value="1.2875">
            <text:p>1.29</text:p>
          </table:table-cell>
          <table:table-cell table:formula="of:=[.B2]/[.C2]" office:value-type="float" office:value="2.27572815533981">
            <text:p>2.28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/>
          <table:table-cell office:value-type="float" office:value="2.67">
            <text:p>2.67</text:p>
          </table:table-cell>
          <table:table-cell office:value-type="float" office:value="1.25">
            <text:p>1.25</text:p>
          </table:table-cell>
          <table:table-cell table:formula="of:=[.B3]/[.C3]" office:value-type="float" office:value="2.136">
            <text:p>2.14</text:p>
          </table:table-cell>
          <table:table-cell/>
          <table:table-cell table:style-name="ce3" table:formula="of:=[.C$2] * ([.B3] / [.B$2]) + [.$I$33] * ( 1 - ([.B3] / [.B$2]))" office:value-type="float" office:value="1.2566638225256">
            <text:p>1.2567</text:p>
          </table:table-cell>
          <table:table-cell table:formula="of:= [.F3]/[.$C3] - 1" office:value-type="percentage" office:value="0.00533105802047773">
            <text:p>0.53%</text:p>
          </table:table-cell>
          <table:table-cell table:formula="of:= [.F3] - [.$C3]" office:value-type="float" office:value="0.00666382252559727">
            <text:p>0.01</text:p>
          </table:table-cell>
          <table:table-cell/>
          <table:table-cell table:style-name="ce3" table:formula="of:=[.C$2] * ([.B3] / [.B$2])" office:value-type="float" office:value="1.17325085324232">
            <text:p>1.1733</text:p>
          </table:table-cell>
          <table:table-cell table:formula="of:= [.J3]/[.$C3] - 1" office:value-type="percentage" office:value="-0.0613993174061435">
            <text:p>-6.14%</text:p>
          </table:table-cell>
          <table:table-cell table:formula="of:= [.J3] - [.$C3]" office:value-type="float" office:value="-0.0767491467576793">
            <text:p>-0.08</text:p>
          </table:table-cell>
          <table:table-cell/>
          <table:table-cell table:style-name="ce3" table:formula="of:=[.C$2] + [.$H$33] * ([.B3] - [.B$2])" office:value-type="float" office:value="1.2433">
            <text:p>1.2433</text:p>
          </table:table-cell>
          <table:table-cell table:formula="of:= [.N3]/[.$C3] - 1" office:value-type="percentage" office:value="-0.00535999999999992">
            <text:p>-0.54%</text:p>
          </table:table-cell>
          <table:table-cell table:formula="of:= [.N3] - [.$C3]" office:value-type="float" office:value="-0.00669999999999993">
            <text:p>-0.01</text:p>
          </table:table-cell>
          <table:table-cell table:number-columns-repeated="3"/>
        </table:table-row>
        <table:table-row table:style-name="ro2">
          <table:table-cell/>
          <table:table-cell office:value-type="float" office:value="2.4">
            <text:p>2.4</text:p>
          </table:table-cell>
          <table:table-cell office:value-type="float" office:value="1.225">
            <text:p>1.23</text:p>
          </table:table-cell>
          <table:table-cell table:formula="of:=[.B4]/[.C4]" office:value-type="float" office:value="1.95918367346939">
            <text:p>1.96</text:p>
          </table:table-cell>
          <table:table-cell/>
          <table:table-cell table:style-name="ce3" table:formula="of:=[.C$2] * ([.B4] / [.B$2]) + [.$I$33] * ( 1 - ([.B4] / [.B$2]))" office:value-type="float" office:value="1.22464163822526">
            <text:p>1.2246</text:p>
          </table:table-cell>
          <table:table-cell table:formula="of:= [.F4]/[.$C4] - 1" office:value-type="percentage" office:value="-0.000292540224280824">
            <text:p>-0.03%</text:p>
          </table:table-cell>
          <table:table-cell table:formula="of:= [.F4] - [.$C4]" office:value-type="float" office:value="-0.00035836177474402">
            <text:p>0</text:p>
          </table:table-cell>
          <table:table-cell/>
          <table:table-cell table:style-name="ce3" table:formula="of:=[.C$2] * ([.B4] / [.B$2])" office:value-type="float" office:value="1.05460750853242">
            <text:p>1.0546</text:p>
          </table:table-cell>
          <table:table-cell table:formula="of:= [.J4]/[.$C4] - 1" office:value-type="percentage" office:value="-0.139095911402103">
            <text:p>-13.91%</text:p>
          </table:table-cell>
          <table:table-cell table:formula="of:= [.J4] - [.$C4]" office:value-type="float" office:value="-0.170392491467577">
            <text:p>-0.17</text:p>
          </table:table-cell>
          <table:table-cell/>
          <table:table-cell table:style-name="ce3" table:formula="of:=[.C$2] + [.$H$33] * ([.B4] - [.B$2])" office:value-type="float" office:value="1.1974">
            <text:p>1.1974</text:p>
          </table:table-cell>
          <table:table-cell table:formula="of:= [.N4]/[.$C4] - 1" office:value-type="percentage" office:value="-0.0225306122448981">
            <text:p>-2.25%</text:p>
          </table:table-cell>
          <table:table-cell table:formula="of:= [.N4] - [.$C4]" office:value-type="float" office:value="-0.0276000000000001">
            <text:p>-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2.13">
            <text:p>2.13</text:p>
          </table:table-cell>
          <table:table-cell office:value-type="float" office:value="1.2125">
            <text:p>1.21</text:p>
          </table:table-cell>
          <table:table-cell table:formula="of:=[.B5]/[.C5]" office:value-type="float" office:value="1.75670103092784">
            <text:p>1.76</text:p>
          </table:table-cell>
          <table:table-cell/>
          <table:table-cell table:style-name="ce3" table:formula="of:=[.C$2] * ([.B5] / [.B$2]) + [.$I$33] * ( 1 - ([.B5] / [.B$2]))" office:value-type="float" office:value="1.19261945392491">
            <text:p>1.1926</text:p>
          </table:table-cell>
          <table:table-cell table:formula="of:= [.F5]/[.$C5] - 1" office:value-type="percentage" office:value="-0.0163963266598641">
            <text:p>-1.64%</text:p>
          </table:table-cell>
          <table:table-cell table:formula="of:= [.F5] - [.$C5]" office:value-type="float" office:value="-0.0198805460750853">
            <text:p>-0.02</text:p>
          </table:table-cell>
          <table:table-cell/>
          <table:table-cell table:style-name="ce3" table:formula="of:=[.C$2] * ([.B5] / [.B$2])" office:value-type="float" office:value="0.935964163822526">
            <text:p>0.9360</text:p>
          </table:table-cell>
          <table:table-cell table:formula="of:= [.J5]/[.$C5] - 1" office:value-type="percentage" office:value="-0.22807079272369">
            <text:p>-22.81%</text:p>
          </table:table-cell>
          <table:table-cell table:formula="of:= [.J5] - [.$C5]" office:value-type="float" office:value="-0.276535836177474">
            <text:p>-0.28</text:p>
          </table:table-cell>
          <table:table-cell/>
          <table:table-cell table:style-name="ce3" table:formula="of:=[.C$2] + [.$H$33] * ([.B5] - [.B$2])" office:value-type="float" office:value="1.1515">
            <text:p>1.1515</text:p>
          </table:table-cell>
          <table:table-cell table:formula="of:= [.N5]/[.$C5] - 1" office:value-type="percentage" office:value="-0.0503092783505155">
            <text:p>-5.03%</text:p>
          </table:table-cell>
          <table:table-cell table:formula="of:= [.N5] - [.$C5]" office:value-type="float" office:value="-0.0609999999999999">
            <text:p>-0.06</text:p>
          </table:table-cell>
          <table:table-cell table:number-columns-repeated="3"/>
        </table:table-row>
        <table:table-row table:style-name="ro2">
          <table:table-cell/>
          <table:table-cell office:value-type="float" office:value="1.87">
            <text:p>1.87</text:p>
          </table:table-cell>
          <table:table-cell office:value-type="float" office:value="1.2">
            <text:p>1.2</text:p>
          </table:table-cell>
          <table:table-cell table:formula="of:=[.B6]/[.C6]" office:value-type="float" office:value="1.55833333333333">
            <text:p>1.56</text:p>
          </table:table-cell>
          <table:table-cell/>
          <table:table-cell table:style-name="ce3" table:formula="of:=[.C$2] * ([.B6] / [.B$2]) + [.$I$33] * ( 1 - ([.B6] / [.B$2]))" office:value-type="float" office:value="1.16178327645051">
            <text:p>1.1618</text:p>
          </table:table-cell>
          <table:table-cell table:formula="of:= [.F6]/[.$C6] - 1" office:value-type="percentage" office:value="-0.0318472696245733">
            <text:p>-3.18%</text:p>
          </table:table-cell>
          <table:table-cell table:formula="of:= [.F6] - [.$C6]" office:value-type="float" office:value="-0.0382167235494879">
            <text:p>-0.04</text:p>
          </table:table-cell>
          <table:table-cell/>
          <table:table-cell table:style-name="ce3" table:formula="of:=[.C$2] * ([.B6] / [.B$2])" office:value-type="float" office:value="0.821715017064846">
            <text:p>0.8217</text:p>
          </table:table-cell>
          <table:table-cell table:formula="of:= [.J6]/[.$C6] - 1" office:value-type="percentage" office:value="-0.315237485779295">
            <text:p>-31.52%</text:p>
          </table:table-cell>
          <table:table-cell table:formula="of:= [.J6] - [.$C6]" office:value-type="float" office:value="-0.378284982935154">
            <text:p>-0.38</text:p>
          </table:table-cell>
          <table:table-cell/>
          <table:table-cell table:style-name="ce3" table:formula="of:=[.C$2] + [.$H$33] * ([.B6] - [.B$2])" office:value-type="float" office:value="1.1073">
            <text:p>1.1073</text:p>
          </table:table-cell>
          <table:table-cell table:formula="of:= [.N6]/[.$C6] - 1" office:value-type="percentage" office:value="-0.07725">
            <text:p>-7.73%</text:p>
          </table:table-cell>
          <table:table-cell table:formula="of:= [.N6] - [.$C6]" office:value-type="float" office:value="-0.0927">
            <text:p>-0.09</text:p>
          </table:table-cell>
          <table:table-cell table:number-columns-repeated="3"/>
        </table:table-row>
        <table:table-row table:style-name="ro2">
          <table:table-cell/>
          <table:table-cell office:value-type="float" office:value="1.6">
            <text:p>1.6</text:p>
          </table:table-cell>
          <table:table-cell office:value-type="float" office:value="1.175">
            <text:p>1.18</text:p>
          </table:table-cell>
          <table:table-cell table:formula="of:=[.B7]/[.C7]" office:value-type="float" office:value="1.36170212765957">
            <text:p>1.36</text:p>
          </table:table-cell>
          <table:table-cell/>
          <table:table-cell table:style-name="ce3" table:formula="of:=[.C$2] * ([.B7] / [.B$2]) + [.$I$33] * ( 1 - ([.B7] / [.B$2]))" office:value-type="float" office:value="1.12976109215017">
            <text:p>1.1298</text:p>
          </table:table-cell>
          <table:table-cell table:formula="of:= [.F7]/[.$C7] - 1" office:value-type="percentage" office:value="-0.0385011981700676">
            <text:p>-3.85%</text:p>
          </table:table-cell>
          <table:table-cell table:formula="of:= [.F7] - [.$C7]" office:value-type="float" office:value="-0.0452389078498294">
            <text:p>-0.05</text:p>
          </table:table-cell>
          <table:table-cell/>
          <table:table-cell table:style-name="ce3" table:formula="of:=[.C$2] * ([.B7] / [.B$2])" office:value-type="float" office:value="0.703071672354949">
            <text:p>0.7031</text:p>
          </table:table-cell>
          <table:table-cell table:formula="of:= [.J7]/[.$C7] - 1" office:value-type="percentage" office:value="-0.401641129910682">
            <text:p>-40.16%</text:p>
          </table:table-cell>
          <table:table-cell table:formula="of:= [.J7] - [.$C7]" office:value-type="float" office:value="-0.471928327645051">
            <text:p>-0.47</text:p>
          </table:table-cell>
          <table:table-cell/>
          <table:table-cell table:style-name="ce3" table:formula="of:=[.C$2] + [.$H$33] * ([.B7] - [.B$2])" office:value-type="float" office:value="1.0614">
            <text:p>1.0614</text:p>
          </table:table-cell>
          <table:table-cell table:formula="of:= [.N7]/[.$C7] - 1" office:value-type="percentage" office:value="-0.0966808510638297">
            <text:p>-9.67%</text:p>
          </table:table-cell>
          <table:table-cell table:formula="of:= [.N7] - [.$C7]" office:value-type="float" office:value="-0.1136">
            <text:p>-0.11</text:p>
          </table:table-cell>
          <table:table-cell table:number-columns-repeated="3"/>
        </table:table-row>
        <table:table-row table:style-name="ro2">
          <table:table-cell table:number-columns-repeated="10"/>
          <table:table-cell table:style-name="Default"/>
          <table:table-cell table:number-columns-repeated="8"/>
        </table:table-row>
        <table:table-row table:style-name="ro2">
          <table:table-cell office:value-type="string">
            <text:p>Athlon A64 X2 4800+</text:p>
          </table:table-cell>
          <table:table-cell table:number-columns-repeated="18"/>
        </table:table-row>
        <table:table-row table:style-name="ro2">
          <table:table-cell/>
          <table:table-cell office:value-type="float" office:value="2.4">
            <text:p>2.4</text:p>
          </table:table-cell>
          <table:table-cell office:value-type="float" office:value="1.35">
            <text:p>1.35</text:p>
          </table:table-cell>
          <table:table-cell table:formula="of:=[.B10]/[.C10]" office:value-type="float" office:value="1.77777777777778">
            <text:p>1.78</text:p>
          </table:table-cell>
          <table:table-cell table:number-columns-repeated="15"/>
        </table:table-row>
        <table:table-row table:style-name="ro2">
          <table:table-cell/>
          <table:table-cell office:value-type="float" office:value="2.2">
            <text:p>2.2</text:p>
          </table:table-cell>
          <table:table-cell office:value-type="float" office:value="1.35">
            <text:p>1.35</text:p>
          </table:table-cell>
          <table:table-cell table:formula="of:=[.B11]/[.C11]" office:value-type="float" office:value="1.62962962962963">
            <text:p>1.63</text:p>
          </table:table-cell>
          <table:table-cell/>
          <table:table-cell table:style-name="ce3" table:formula="of:=[.C$10] * ([.B11] / [.B$10]) + [.$I$33]* ( 1 - ([.B11] / [.B$10]))" office:value-type="float" office:value="1.31583333333333">
            <text:p>1.3158</text:p>
          </table:table-cell>
          <table:table-cell table:formula="of:= [.F11]/[.$C11] - 1" office:value-type="percentage" office:value="-0.0253086419753085">
            <text:p>-2.53%</text:p>
          </table:table-cell>
          <table:table-cell table:formula="of:= [.F11] - [.$C11]" office:value-type="float" office:value="-0.0341666666666665">
            <text:p>-0.03</text:p>
          </table:table-cell>
          <table:table-cell/>
          <table:table-cell table:style-name="ce3" table:formula="of:=[.C$10] * ([.B11] / [.B$10])" office:value-type="float" office:value="1.2375">
            <text:p>1.2375</text:p>
          </table:table-cell>
          <table:table-cell table:formula="of:= [.J11]/[.$C11] - 1" office:value-type="percentage" office:value="-0.0833333333333331">
            <text:p>-8.33%</text:p>
          </table:table-cell>
          <table:table-cell table:formula="of:= [.J11] - [.$C11]" office:value-type="float" office:value="-0.1125">
            <text:p>-0.11</text:p>
          </table:table-cell>
          <table:table-cell/>
          <table:table-cell table:style-name="ce3" table:formula="of:=[.C$10] + [.$H$33] * ([.B11] - [.B$10])" office:value-type="float" office:value="1.316">
            <text:p>1.3160</text:p>
          </table:table-cell>
          <table:table-cell table:formula="of:= [.N11]/[.$C11] - 1" office:value-type="percentage" office:value="-0.0251851851851852">
            <text:p>-2.52%</text:p>
          </table:table-cell>
          <table:table-cell table:formula="of:= [.N11] - [.$C11]" office:value-type="float" office:value="-0.034">
            <text:p>-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1.325">
            <text:p>1.33</text:p>
          </table:table-cell>
          <table:table-cell table:formula="of:=[.B12]/[.C12]" office:value-type="float" office:value="1.50943396226415">
            <text:p>1.51</text:p>
          </table:table-cell>
          <table:table-cell/>
          <table:table-cell table:style-name="ce3" table:formula="of:=[.C$10] * ([.B12] / [.B$10]) + [.$I$33]* ( 1 - ([.B12] / [.B$10]))" office:value-type="float" office:value="1.28166666666667">
            <text:p>1.2817</text:p>
          </table:table-cell>
          <table:table-cell table:formula="of:= [.F12]/[.$C12] - 1" office:value-type="percentage" office:value="-0.032704402515723">
            <text:p>-3.27%</text:p>
          </table:table-cell>
          <table:table-cell table:formula="of:= [.F12] - [.$C12]" office:value-type="float" office:value="-0.043333333333333">
            <text:p>-0.04</text:p>
          </table:table-cell>
          <table:table-cell/>
          <table:table-cell table:style-name="ce3" table:formula="of:=[.C$10] * ([.B12] / [.B$10])" office:value-type="float" office:value="1.125">
            <text:p>1.1250</text:p>
          </table:table-cell>
          <table:table-cell table:formula="of:= [.J12]/[.$C12] - 1" office:value-type="percentage" office:value="-0.150943396226415">
            <text:p>-15.09%</text:p>
          </table:table-cell>
          <table:table-cell table:formula="of:= [.J12] - [.$C12]" office:value-type="float" office:value="-0.2">
            <text:p>-0.2</text:p>
          </table:table-cell>
          <table:table-cell/>
          <table:table-cell table:style-name="ce3" table:formula="of:=[.C$10] + [.$H$33] * ([.B12] - [.B$10])" office:value-type="float" office:value="1.282">
            <text:p>1.2820</text:p>
          </table:table-cell>
          <table:table-cell table:formula="of:= [.N12]/[.$C12] - 1" office:value-type="percentage" office:value="-0.0324528301886792">
            <text:p>-3.25%</text:p>
          </table:table-cell>
          <table:table-cell table:formula="of:= [.N12] - [.$C12]" office:value-type="float" office:value="-0.0429999999999999">
            <text:p>-0.04</text:p>
          </table:table-cell>
          <table:table-cell table:number-columns-repeated="3"/>
        </table:table-row>
        <table:table-row table:style-name="ro2">
          <table:table-cell/>
          <table:table-cell office:value-type="float" office:value="1.8">
            <text:p>1.8</text:p>
          </table:table-cell>
          <table:table-cell office:value-type="float" office:value="1.3">
            <text:p>1.3</text:p>
          </table:table-cell>
          <table:table-cell table:formula="of:=[.B13]/[.C13]" office:value-type="float" office:value="1.38461538461538">
            <text:p>1.38</text:p>
          </table:table-cell>
          <table:table-cell/>
          <table:table-cell table:style-name="ce3" table:formula="of:=[.C$10] * ([.B13] / [.B$10]) + [.$I$33]* ( 1 - ([.B13] / [.B$10]))" office:value-type="float" office:value="1.2475">
            <text:p>1.2475</text:p>
          </table:table-cell>
          <table:table-cell table:formula="of:= [.F13]/[.$C13] - 1" office:value-type="percentage" office:value="-0.0403846153846152">
            <text:p>-4.04%</text:p>
          </table:table-cell>
          <table:table-cell table:formula="of:= [.F13] - [.$C13]" office:value-type="float" office:value="-0.0524999999999998">
            <text:p>-0.05</text:p>
          </table:table-cell>
          <table:table-cell/>
          <table:table-cell table:style-name="ce3" table:formula="of:=[.C$10] * ([.B13] / [.B$10])" office:value-type="float" office:value="1.0125">
            <text:p>1.0125</text:p>
          </table:table-cell>
          <table:table-cell table:formula="of:= [.J13]/[.$C13] - 1" office:value-type="percentage" office:value="-0.221153846153846">
            <text:p>-22.12%</text:p>
          </table:table-cell>
          <table:table-cell table:formula="of:= [.J13] - [.$C13]" office:value-type="float" office:value="-0.2875">
            <text:p>-0.29</text:p>
          </table:table-cell>
          <table:table-cell/>
          <table:table-cell table:style-name="ce3" table:formula="of:=[.C$10] + [.$H$33] * ([.B13] - [.B$10])" office:value-type="float" office:value="1.248">
            <text:p>1.2480</text:p>
          </table:table-cell>
          <table:table-cell table:formula="of:= [.N13]/[.$C13] - 1" office:value-type="percentage" office:value="-0.0399999999999998">
            <text:p>-4.00%</text:p>
          </table:table-cell>
          <table:table-cell table:formula="of:= [.N13] - [.$C13]" office:value-type="float" office:value="-0.0519999999999998">
            <text:p>-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1.6">
            <text:p>1.6</text:p>
          </table:table-cell>
          <table:table-cell office:value-type="float" office:value="1.25">
            <text:p>1.25</text:p>
          </table:table-cell>
          <table:table-cell table:formula="of:=[.B14]/[.C14]" office:value-type="float" office:value="1.28">
            <text:p>1.28</text:p>
          </table:table-cell>
          <table:table-cell/>
          <table:table-cell table:style-name="ce3" table:formula="of:=[.C$10] * ([.B14] / [.B$10]) + [.$I$33]* ( 1 - ([.B14] / [.B$10]))" office:value-type="float" office:value="1.21333333333333">
            <text:p>1.2133</text:p>
          </table:table-cell>
          <table:table-cell table:formula="of:= [.F14]/[.$C14] - 1" office:value-type="percentage" office:value="-0.0293333333333333">
            <text:p>-2.93%</text:p>
          </table:table-cell>
          <table:table-cell table:formula="of:= [.F14] - [.$C14]" office:value-type="float" office:value="-0.0366666666666666">
            <text:p>-0.04</text:p>
          </table:table-cell>
          <table:table-cell/>
          <table:table-cell table:style-name="ce3" table:formula="of:=[.C$10] * ([.B14] / [.B$10])" office:value-type="float" office:value="0.9">
            <text:p>0.9000</text:p>
          </table:table-cell>
          <table:table-cell table:formula="of:= [.J14]/[.$C14] - 1" office:value-type="percentage" office:value="-0.28">
            <text:p>-28.00%</text:p>
          </table:table-cell>
          <table:table-cell table:formula="of:= [.J14] - [.$C14]" office:value-type="float" office:value="-0.35">
            <text:p>-0.35</text:p>
          </table:table-cell>
          <table:table-cell/>
          <table:table-cell table:style-name="ce3" table:formula="of:=[.C$10] + [.$H$33] * ([.B14] - [.B$10])" office:value-type="float" office:value="1.214">
            <text:p>1.2140</text:p>
          </table:table-cell>
          <table:table-cell table:formula="of:= [.N14]/[.$C14] - 1" office:value-type="percentage" office:value="-0.0287999999999998">
            <text:p>-2.88%</text:p>
          </table:table-cell>
          <table:table-cell table:formula="of:= [.N14] - [.$C14]" office:value-type="float" office:value="-0.0359999999999998">
            <text:p>-0.04</text:p>
          </table:table-cell>
          <table:table-cell table:number-columns-repeated="3"/>
        </table:table-row>
        <table:table-row table:style-name="ro2">
          <table:table-cell/>
          <table:table-cell office:value-type="float" office:value="1.4">
            <text:p>1.4</text:p>
          </table:table-cell>
          <table:table-cell office:value-type="float" office:value="1.2">
            <text:p>1.2</text:p>
          </table:table-cell>
          <table:table-cell table:formula="of:=[.B15]/[.C15]" office:value-type="float" office:value="1.16666666666667">
            <text:p>1.17</text:p>
          </table:table-cell>
          <table:table-cell/>
          <table:table-cell table:style-name="ce3" table:formula="of:=[.C$10] * ([.B15] / [.B$10]) + [.$I$33]* ( 1 - ([.B15] / [.B$10]))" office:value-type="float" office:value="1.17916666666667">
            <text:p>1.1792</text:p>
          </table:table-cell>
          <table:table-cell table:formula="of:= [.F15]/[.$C15] - 1" office:value-type="percentage" office:value="-0.0173611111111111">
            <text:p>-1.74%</text:p>
          </table:table-cell>
          <table:table-cell table:formula="of:= [.F15] - [.$C15]" office:value-type="float" office:value="-0.0208333333333333">
            <text:p>-0.02</text:p>
          </table:table-cell>
          <table:table-cell/>
          <table:table-cell table:style-name="ce3" table:formula="of:=[.C$10] * ([.B15] / [.B$10])" office:value-type="float" office:value="0.7875">
            <text:p>0.7875</text:p>
          </table:table-cell>
          <table:table-cell table:formula="of:= [.J15]/[.$C15] - 1" office:value-type="percentage" office:value="-0.34375">
            <text:p>-34.38%</text:p>
          </table:table-cell>
          <table:table-cell table:formula="of:= [.J15] - [.$C15]" office:value-type="float" office:value="-0.4125">
            <text:p>-0.41</text:p>
          </table:table-cell>
          <table:table-cell/>
          <table:table-cell table:style-name="ce3" table:formula="of:=[.C$10] + [.$H$33] * ([.B15] - [.B$10])" office:value-type="float" office:value="1.18">
            <text:p>1.1800</text:p>
          </table:table-cell>
          <table:table-cell table:formula="of:= [.N15]/[.$C15] - 1" office:value-type="percentage" office:value="-0.0166666666666665">
            <text:p>-1.67%</text:p>
          </table:table-cell>
          <table:table-cell table:formula="of:= [.N15] - [.$C15]" office:value-type="float" office:value="-0.0199999999999998">
            <text:p>-0.0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.2">
            <text:p>1.2</text:p>
          </table:table-cell>
          <table:table-cell office:value-type="float" office:value="1.15">
            <text:p>1.15</text:p>
          </table:table-cell>
          <table:table-cell table:formula="of:=[.B16]/[.C16]" office:value-type="float" office:value="1.04347826086957">
            <text:p>1.04</text:p>
          </table:table-cell>
          <table:table-cell/>
          <table:table-cell table:style-name="ce3" table:formula="of:=[.C$10] * ([.B16] / [.B$10]) + [.$I$33]* ( 1 - ([.B16] / [.B$10]))" office:value-type="float" office:value="1.145">
            <text:p>1.1450</text:p>
          </table:table-cell>
          <table:table-cell table:formula="of:= [.F16]/[.$C16] - 1" office:value-type="percentage" office:value="-0.00434782608695639">
            <text:p>-0.43%</text:p>
          </table:table-cell>
          <table:table-cell table:formula="of:= [.F16] - [.$C16]" office:value-type="float" office:value="-0.00499999999999989">
            <text:p>0</text:p>
          </table:table-cell>
          <table:table-cell/>
          <table:table-cell table:style-name="ce3" table:formula="of:=[.C$10] * ([.B16] / [.B$10])" office:value-type="float" office:value="0.675">
            <text:p>0.6750</text:p>
          </table:table-cell>
          <table:table-cell table:formula="of:= [.J16]/[.$C16] - 1" office:value-type="percentage" office:value="-0.413043478260869">
            <text:p>-41.30%</text:p>
          </table:table-cell>
          <table:table-cell table:formula="of:= [.J16] - [.$C16]" office:value-type="float" office:value="-0.475">
            <text:p>-0.48</text:p>
          </table:table-cell>
          <table:table-cell/>
          <table:table-cell table:style-name="ce3" table:formula="of:=[.C$10] + [.$H$33] * ([.B16] - [.B$10])" office:value-type="float" office:value="1.146">
            <text:p>1.1460</text:p>
          </table:table-cell>
          <table:table-cell table:formula="of:= [.N16]/[.$C16] - 1" office:value-type="percentage" office:value="-0.00347826086956504">
            <text:p>-0.35%</text:p>
          </table:table-cell>
          <table:table-cell table:formula="of:= [.N16] - [.$C16]" office:value-type="float" office:value="-0.00399999999999978">
            <text:p>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table:formula="of:=[.B17]/[.C17]" office:value-type="float" office:value="0.909090909090909">
            <text:p>0.91</text:p>
          </table:table-cell>
          <table:table-cell/>
          <table:table-cell table:style-name="ce3" table:formula="of:=[.C$10] * ([.B17] / [.B$10]) + [.$I$33]* ( 1 - ([.B17] / [.B$10]))" office:value-type="float" office:value="1.11083333333333">
            <text:p>1.1108</text:p>
          </table:table-cell>
          <table:table-cell table:formula="of:= [.F17]/[.$C17] - 1" office:value-type="percentage" office:value="0.00984848484848477">
            <text:p>0.98%</text:p>
          </table:table-cell>
          <table:table-cell table:formula="of:= [.F17] - [.$C17]" office:value-type="float" office:value="0.0108333333333333">
            <text:p>0.01</text:p>
          </table:table-cell>
          <table:table-cell/>
          <table:table-cell table:style-name="ce3" table:formula="of:=[.C$10] * ([.B17] / [.B$10])" office:value-type="float" office:value="0.5625">
            <text:p>0.5625</text:p>
          </table:table-cell>
          <table:table-cell table:formula="of:= [.J17]/[.$C17] - 1" office:value-type="percentage" office:value="-0.488636363636364">
            <text:p>-48.86%</text:p>
          </table:table-cell>
          <table:table-cell table:formula="of:= [.J17] - [.$C17]" office:value-type="float" office:value="-0.5375">
            <text:p>-0.54</text:p>
          </table:table-cell>
          <table:table-cell/>
          <table:table-cell table:style-name="ce3" table:formula="of:=[.C$10] + [.$H$33] * ([.B17] - [.B$10])" office:value-type="float" office:value="1.112">
            <text:p>1.1120</text:p>
          </table:table-cell>
          <table:table-cell table:formula="of:= [.N17]/[.$C17] - 1" office:value-type="percentage" office:value="0.010909090909091">
            <text:p>1.09%</text:p>
          </table:table-cell>
          <table:table-cell table:formula="of:= [.N17] - [.$C17]" office:value-type="float" office:value="0.012">
            <text:p>0.01</text:p>
          </table:table-cell>
          <table:table-cell table:number-columns-repeated="3"/>
        </table:table-row>
        <table:table-row table:style-name="ro2" table:number-rows-repeated="6">
          <table:table-cell table:number-columns-repeated="19"/>
        </table:table-row>
        <table:table-row table:style-name="ro2">
          <table:table-cell office:value-type="string">
            <text:p>Athlon A64 X2 3600+</text:p>
          </table:table-cell>
          <table:table-cell table:number-columns-repeated="18"/>
        </table:table-row>
        <table:table-row table:style-name="ro2">
          <table:table-cell/>
          <table:table-cell office:value-type="float" office:value="1.8">
            <text:p>1.8</text:p>
          </table:table-cell>
          <table:table-cell office:value-type="float" office:value="1.3">
            <text:p>1.3</text:p>
          </table:table-cell>
          <table:table-cell table:formula="of:=[.B25]/[.C25]" office:value-type="float" office:value="1.38461538461538">
            <text:p>1.38</text:p>
          </table:table-cell>
          <table:table-cell table:number-columns-repeated="15"/>
        </table:table-row>
        <table:table-row table:style-name="ro2">
          <table:table-cell/>
          <table:table-cell office:value-type="float" office:value="1.6">
            <text:p>1.6</text:p>
          </table:table-cell>
          <table:table-cell office:value-type="float" office:value="1.25">
            <text:p>1.25</text:p>
          </table:table-cell>
          <table:table-cell table:formula="of:=[.B26]/[.C26]" office:value-type="float" office:value="1.28">
            <text:p>1.28</text:p>
          </table:table-cell>
          <table:table-cell/>
          <table:table-cell table:style-name="ce3" table:formula="of:=[.C$25] * ([.B26] / [.B$25]) + [.$I$33]* ( 1 - ([.B26] / [.B$25]))" office:value-type="float" office:value="1.26">
            <text:p>1.2600</text:p>
          </table:table-cell>
          <table:table-cell table:formula="of:= [.F26]/[.$C26] - 1" office:value-type="percentage" office:value="0.00800000000000001">
            <text:p>0.80%</text:p>
          </table:table-cell>
          <table:table-cell table:formula="of:= [.F26] - [.$C26]" office:value-type="float" office:value="0.01">
            <text:p>0.01</text:p>
          </table:table-cell>
          <table:table-cell/>
          <table:table-cell table:style-name="ce3" table:formula="of:=[.C$25] * ([.B26] / [.B$25])" office:value-type="float" office:value="1.15555555555556">
            <text:p>1.1556</text:p>
          </table:table-cell>
          <table:table-cell table:formula="of:= [.J26]/[.$C26] - 1" office:value-type="percentage" office:value="-0.0755555555555555">
            <text:p>-7.56%</text:p>
          </table:table-cell>
          <table:table-cell table:formula="of:= [.J26] - [.$C26]" office:value-type="float" office:value="-0.0944444444444443">
            <text:p>-0.09</text:p>
          </table:table-cell>
          <table:table-cell/>
          <table:table-cell table:style-name="ce3" table:formula="of:=[.C$25] + [.$H$33] * ([.B26] - [.B$25])" office:value-type="float" office:value="1.266">
            <text:p>1.2660</text:p>
          </table:table-cell>
          <table:table-cell table:formula="of:= [.N26]/[.$C26] - 1" office:value-type="percentage" office:value="0.0127999999999999">
            <text:p>1.28%</text:p>
          </table:table-cell>
          <table:table-cell table:formula="of:= [.N26] - [.$C26]" office:value-type="float" office:value="0.016">
            <text:p>0.0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.4">
            <text:p>1.4</text:p>
          </table:table-cell>
          <table:table-cell office:value-type="float" office:value="1.2">
            <text:p>1.2</text:p>
          </table:table-cell>
          <table:table-cell table:formula="of:=[.B27]/[.C27]" office:value-type="float" office:value="1.16666666666667">
            <text:p>1.17</text:p>
          </table:table-cell>
          <table:table-cell/>
          <table:table-cell table:style-name="ce3" table:formula="of:=[.C$25] * ([.B27] / [.B$25]) + [.$I$33]* ( 1 - ([.B27] / [.B$25]))" office:value-type="float" office:value="1.22">
            <text:p>1.2200</text:p>
          </table:table-cell>
          <table:table-cell table:formula="of:= [.F27]/[.$C27] - 1" office:value-type="percentage" office:value="0.0166666666666666">
            <text:p>1.67%</text:p>
          </table:table-cell>
          <table:table-cell table:formula="of:= [.F27] - [.$C27]" office:value-type="float" office:value="0.02">
            <text:p>0.02</text:p>
          </table:table-cell>
          <table:table-cell/>
          <table:table-cell table:style-name="ce3" table:formula="of:=[.C$25] * ([.B27] / [.B$25])" office:value-type="float" office:value="1.01111111111111">
            <text:p>1.0111</text:p>
          </table:table-cell>
          <table:table-cell table:formula="of:= [.J27]/[.$C27] - 1" office:value-type="percentage" office:value="-0.157407407407407">
            <text:p>-15.74%</text:p>
          </table:table-cell>
          <table:table-cell table:formula="of:= [.J27] - [.$C27]" office:value-type="float" office:value="-0.188888888888889">
            <text:p>-0.19</text:p>
          </table:table-cell>
          <table:table-cell/>
          <table:table-cell table:style-name="ce3" table:formula="of:=[.C$25] + [.$H$33] * ([.B27] - [.B$25])" office:value-type="float" office:value="1.232">
            <text:p>1.2320</text:p>
          </table:table-cell>
          <table:table-cell table:formula="of:= [.N27]/[.$C27] - 1" office:value-type="percentage" office:value="0.0266666666666666">
            <text:p>2.67%</text:p>
          </table:table-cell>
          <table:table-cell table:formula="of:= [.N27] - [.$C27]" office:value-type="float" office:value="0.032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1.2">
            <text:p>1.2</text:p>
          </table:table-cell>
          <table:table-cell office:value-type="float" office:value="1.15">
            <text:p>1.15</text:p>
          </table:table-cell>
          <table:table-cell table:formula="of:=[.B28]/[.C28]" office:value-type="float" office:value="1.04347826086957">
            <text:p>1.04</text:p>
          </table:table-cell>
          <table:table-cell/>
          <table:table-cell table:style-name="ce3" table:formula="of:=[.C$25] * ([.B28] / [.B$25]) + [.$I$33]* ( 1 - ([.B28] / [.B$25]))" office:value-type="float" office:value="1.18">
            <text:p>1.1800</text:p>
          </table:table-cell>
          <table:table-cell table:formula="of:= [.F28]/[.$C28] - 1" office:value-type="percentage" office:value="0.0260869565217394">
            <text:p>2.61%</text:p>
          </table:table-cell>
          <table:table-cell table:formula="of:= [.F28] - [.$C28]" office:value-type="float" office:value="0.0300000000000002">
            <text:p>0.03</text:p>
          </table:table-cell>
          <table:table-cell/>
          <table:table-cell table:style-name="ce3" table:formula="of:=[.C$25] * ([.B28] / [.B$25])" office:value-type="float" office:value="0.866666666666667">
            <text:p>0.8667</text:p>
          </table:table-cell>
          <table:table-cell table:formula="of:= [.J28]/[.$C28] - 1" office:value-type="percentage" office:value="-0.246376811594203">
            <text:p>-24.64%</text:p>
          </table:table-cell>
          <table:table-cell table:formula="of:= [.J28] - [.$C28]" office:value-type="float" office:value="-0.283333333333333">
            <text:p>-0.28</text:p>
          </table:table-cell>
          <table:table-cell/>
          <table:table-cell table:style-name="ce3" table:formula="of:=[.C$25] + [.$H$33] * ([.B28] - [.B$25])" office:value-type="float" office:value="1.198">
            <text:p>1.1980</text:p>
          </table:table-cell>
          <table:table-cell table:formula="of:= [.N28]/[.$C28] - 1" office:value-type="percentage" office:value="0.0417391304347827">
            <text:p>4.17%</text:p>
          </table:table-cell>
          <table:table-cell table:formula="of:= [.N28] - [.$C28]" office:value-type="float" office:value="0.048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table:formula="of:=[.B29]/[.C29]" office:value-type="float" office:value="0.909090909090909">
            <text:p>0.91</text:p>
          </table:table-cell>
          <table:table-cell/>
          <table:table-cell table:style-name="ce3" table:formula="of:=[.C$25] * ([.B29] / [.B$25]) + [.$I$33]* ( 1 - ([.B29] / [.B$25]))" office:value-type="float" office:value="1.14">
            <text:p>1.1400</text:p>
          </table:table-cell>
          <table:table-cell table:formula="of:= [.F29]/[.$C29] - 1" office:value-type="percentage" office:value="0.0363636363636364">
            <text:p>3.64%</text:p>
          </table:table-cell>
          <table:table-cell table:formula="of:= [.F29] - [.$C29]" office:value-type="float" office:value="0.04">
            <text:p>0.04</text:p>
          </table:table-cell>
          <table:table-cell/>
          <table:table-cell table:style-name="ce3" table:formula="of:=[.C$25] * ([.B29] / [.B$25])" office:value-type="float" office:value="0.722222222222222">
            <text:p>0.7222</text:p>
          </table:table-cell>
          <table:table-cell table:formula="of:= [.J29]/[.$C29] - 1" office:value-type="percentage" office:value="-0.343434343434343">
            <text:p>-34.34%</text:p>
          </table:table-cell>
          <table:table-cell table:formula="of:= [.J29] - [.$C29]" office:value-type="float" office:value="-0.377777777777778">
            <text:p>-0.38</text:p>
          </table:table-cell>
          <table:table-cell/>
          <table:table-cell table:style-name="ce3" table:formula="of:=[.C$25] + [.$H$33] * ([.B29] - [.B$25])" office:value-type="float" office:value="1.164">
            <text:p>1.1640</text:p>
          </table:table-cell>
          <table:table-cell table:formula="of:= [.N29]/[.$C29] - 1" office:value-type="percentage" office:value="0.0581818181818183">
            <text:p>5.82%</text:p>
          </table:table-cell>
          <table:table-cell table:formula="of:= [.N29] - [.$C29]" office:value-type="float" office:value="0.0640000000000001">
            <text:p>0.06</text:p>
          </table:table-cell>
          <table:table-cell table:number-columns-repeated="3"/>
        </table:table-row>
        <table:table-row table:style-name="ro2">
          <table:table-cell table:number-columns-repeated="6"/>
          <table:table-cell table:style-name="ce5" table:formula="of:=AVERAGE([.G3:.G29])" office:value-type="percentage" office:value="-0.00838627891655178">
            <text:p>-0.84%</text:p>
          </table:table-cell>
          <table:table-cell table:style-name="ce5" table:formula="of:=AVERAGE([.H3:.H29])" office:value-type="float" office:value="-0.0111685864618884">
            <text:p>-0.01</text:p>
          </table:table-cell>
          <table:table-cell table:number-columns-repeated="2"/>
          <table:table-cell table:style-name="ce5" table:formula="of:=AVERAGE([.K3:.K29])" office:value-type="percentage" office:value="-0.246817448301516">
            <text:p>-24.68%</text:p>
          </table:table-cell>
          <table:table-cell table:style-name="ce5" table:formula="of:=AVERAGE([.L3:.L29])" office:value-type="float" office:value="-0.293333451839211">
            <text:p>-0.29</text:p>
          </table:table-cell>
          <table:table-cell table:number-columns-repeated="2"/>
          <table:table-cell table:style-name="ce5" table:formula="of:=AVERAGE([.O3:.O29])" office:value-type="percentage" office:value="-0.0155260611485613">
            <text:p>-1.55%</text:p>
          </table:table-cell>
          <table:table-cell table:style-name="ce5" table:formula="of:=AVERAGE([.P3:.P29])" office:value-type="float" office:value="-0.0199124999999999">
            <text:p>-0.02</text:p>
          </table:table-cell>
          <table:table-cell table:number-columns-repeated="3"/>
        </table:table-row>
        <table:table-row table:style-name="ro2">
          <table:table-cell table:number-columns-repeated="6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number-columns-repeated="4"/>
          <table:table-cell table:style-name="Default"/>
          <table:table-cell/>
          <table:table-cell table:style-name="Default"/>
          <table:table-cell office:value-type="string">
            <text:p>beta</text:p>
          </table:table-cell>
          <table:table-cell office:value-type="string">
            <text:p>gamma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number-columns-repeated="4"/>
          <table:table-cell table:style-name="Default"/>
          <table:table-cell/>
          <table:table-cell table:style-name="Default"/>
          <table:table-cell office:value-type="float" office:value="0.17">
            <text:p>0.17</text:p>
          </table:table-cell>
          <table:table-cell office:value-type="float" office:value="0.94">
            <text:p>0.94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2" table:number-rows-repeated="3">
          <table:table-cell table:number-columns-repeated="4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number-columns-repeated="4"/>
          <table:table-cell table:style-name="Default"/>
          <table:table-cell/>
          <table:table-cell table:style-name="Default"/>
          <table:table-cell table:number-columns-repeated="3"/>
          <table:table-cell table:style-name="Default" office:value-type="string">
            <text:p>Core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number-columns-repeated="4"/>
          <table:table-cell table:style-name="Default"/>
          <table:table-cell/>
          <table:table-cell table:style-name="Default"/>
          <table:table-cell table:number-columns-repeated="3"/>
          <table:table-cell table:style-name="Default" office:value-type="string">
            <text:p>P0</text:p>
          </table:table-cell>
          <table:table-cell office:value-type="string">
            <text:p>P1</text:p>
          </table:table-cell>
          <table:table-cell office:value-type="string">
            <text:p>P2</text:p>
          </table:table-cell>
          <table:table-cell office:value-type="string">
            <text:p>P3</text:p>
          </table:table-cell>
          <table:table-cell table:style-name="Default" office:value-type="string">
            <text:p>P4</text:p>
          </table:table-cell>
          <table:table-cell office:value-type="string">
            <text:p>P5</text:p>
          </table:table-cell>
          <table:table-cell office:value-type="string">
            <text:p>P6</text:p>
          </table:table-cell>
          <table:table-cell office:value-type="string">
            <text:p>P7</text:p>
          </table:table-cell>
          <table:table-cell office:value-type="string">
            <text:p>%</text:p>
          </table:table-cell>
        </table:table-row>
        <table:table-row table:style-name="ro2"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  <table:table-cell office:value-type="string">
            <text:p>Reference [V]</text:p>
          </table:table-cell>
          <table:table-cell table:style-name="ce3" office:value-type="float" office:value="1.2875">
            <text:p>1.2875</text:p>
          </table:table-cell>
          <table:table-cell table:style-name="ce6" office:value-type="float" office:value="1.25">
            <text:p>1.250</text:p>
          </table:table-cell>
          <table:table-cell table:style-name="ce6" office:value-type="float" office:value="1.225">
            <text:p>1.225</text:p>
          </table:table-cell>
          <table:table-cell table:style-name="ce6" office:value-type="float" office:value="1.2125">
            <text:p>1.213</text:p>
          </table:table-cell>
          <table:table-cell table:style-name="ce6" office:value-type="float" office:value="1.2">
            <text:p>1.200</text:p>
          </table:table-cell>
          <table:table-cell table:style-name="ce6" office:value-type="float" office:value="1.175">
            <text:p>1.175</text:p>
          </table:table-cell>
          <table:table-cell table:number-columns-repeated="2"/>
          <table:table-cell table:formula="of:=SUM([.L39:.P39])" office:value-type="float" office:value="6.0625">
            <text:p>6.06</text:p>
          </table:table-cell>
        </table:table-row>
        <table:table-row table:style-name="ro2"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  <table:table-cell office:value-type="string">
            <text:p>f3</text:p>
          </table:table-cell>
          <table:table-cell table:style-name="Default"/>
          <table:table-cell table:style-name="ce6" table:formula="of:=[$Tabelle1.$L$3]" office:value-type="float" office:value="-0.0767491467576793">
            <text:p>-0.077</text:p>
          </table:table-cell>
          <table:table-cell table:style-name="ce6" table:formula="of:=[$Tabelle1.$L$4]" office:value-type="float" office:value="-0.170392491467577">
            <text:p>-0.170</text:p>
          </table:table-cell>
          <table:table-cell table:style-name="ce6" table:formula="of:=[$Tabelle1.$L$5]" office:value-type="float" office:value="-0.276535836177474">
            <text:p>-0.277</text:p>
          </table:table-cell>
          <table:table-cell table:style-name="ce6" table:formula="of:=[$Tabelle1.$L$6]" office:value-type="float" office:value="-0.378284982935154">
            <text:p>-0.378</text:p>
          </table:table-cell>
          <table:table-cell table:style-name="ce6" table:formula="of:=[$Tabelle1.$L$7]" office:value-type="float" office:value="-0.471928327645051">
            <text:p>-0.472</text:p>
          </table:table-cell>
          <table:table-cell table:number-columns-repeated="2"/>
          <table:table-cell table:style-name="ce4" table:formula="of:=(ABS([.L40]) + ABS([.M40]) + ABS([.N40]) + ABS([.O40]) + ABS([.P40])) / [.$S$39]" office:value-type="percentage" office:value="0.226621160409556">
            <text:p>22.66%</text:p>
          </table:table-cell>
        </table:table-row>
        <table:table-row table:style-name="ro2"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  <table:table-cell office:value-type="string">
            <text:p>f3 gradient</text:p>
          </table:table-cell>
          <table:table-cell table:style-name="Default"/>
          <table:table-cell table:style-name="ce6" table:formula="of:=[$Tabelle1.$P$3]" office:value-type="float" office:value="-0.00669999999999993">
            <text:p>-0.007</text:p>
          </table:table-cell>
          <table:table-cell table:style-name="ce6" table:formula="of:=[$Tabelle1.$P$4]" office:value-type="float" office:value="-0.0276000000000001">
            <text:p>-0.028</text:p>
          </table:table-cell>
          <table:table-cell table:style-name="ce6" table:formula="of:=[$Tabelle1.$P$5]" office:value-type="float" office:value="-0.0609999999999999">
            <text:p>-0.061</text:p>
          </table:table-cell>
          <table:table-cell table:style-name="ce6" table:formula="of:=[$Tabelle1.$P$6]" office:value-type="float" office:value="-0.0927">
            <text:p>-0.093</text:p>
          </table:table-cell>
          <table:table-cell table:style-name="ce6" table:formula="of:=[$Tabelle1.$P$7]" office:value-type="float" office:value="-0.1136">
            <text:p>-0.114</text:p>
          </table:table-cell>
          <table:table-cell table:number-columns-repeated="2"/>
          <table:table-cell table:style-name="ce4" table:formula="of:=(ABS([.L41]) + ABS([.M41]) + ABS([.N41]) + ABS([.O41]) + ABS([.P41])) / [.$S$39]" office:value-type="percentage" office:value="0.0497484536082474">
            <text:p>4.97%</text:p>
          </table:table-cell>
        </table:table-row>
        <table:table-row table:style-name="ro2"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  <table:table-cell office:value-type="string">
            <text:p>f3 intercept</text:p>
          </table:table-cell>
          <table:table-cell table:style-name="Default"/>
          <table:table-cell table:style-name="ce6" table:formula="of:=[$Tabelle1.$H$3]" office:value-type="float" office:value="0.00666382252559727">
            <text:p>0.007</text:p>
          </table:table-cell>
          <table:table-cell table:style-name="ce6" table:formula="of:=[$Tabelle1.$H$4]" office:value-type="float" office:value="-0.00035836177474402">
            <text:p>0.000</text:p>
          </table:table-cell>
          <table:table-cell table:style-name="ce6" table:formula="of:=[$Tabelle1.$H$5]" office:value-type="float" office:value="-0.0198805460750853">
            <text:p>-0.020</text:p>
          </table:table-cell>
          <table:table-cell table:style-name="ce6" table:formula="of:=[$Tabelle1.$H$6]" office:value-type="float" office:value="-0.0382167235494879">
            <text:p>-0.038</text:p>
          </table:table-cell>
          <table:table-cell table:style-name="ce6" table:formula="of:=[$Tabelle1.$H$7]" office:value-type="float" office:value="-0.0452389078498294">
            <text:p>-0.045</text:p>
          </table:table-cell>
          <table:table-cell table:number-columns-repeated="2"/>
          <table:table-cell table:style-name="ce4" table:formula="of:=(ABS([.L42]) + ABS([.M42]) + ABS([.N42]) + ABS([.O42]) + ABS([.P42])) / [.$S$39]" office:value-type="percentage" office:value="0.0182034411174835">
            <text:p>1.82%</text:p>
          </table:table-cell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/>
          <table:table-cell table:number-columns-repeated="3"/>
          <table:table-cell table:style-name="Default" office:value-type="string">
            <text:p>Athlon A64 X2 4800+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  <table:table-cell office:value-type="string">
            <text:p>Reference [V]</text:p>
          </table:table-cell>
          <table:table-cell table:style-name="ce6" office:value-type="float" office:value="1.35">
            <text:p>1.350</text:p>
          </table:table-cell>
          <table:table-cell table:style-name="ce6" office:value-type="float" office:value="1.35">
            <text:p>1.350</text:p>
          </table:table-cell>
          <table:table-cell table:style-name="ce6" office:value-type="float" office:value="1.325">
            <text:p>1.325</text:p>
          </table:table-cell>
          <table:table-cell table:style-name="ce6" office:value-type="float" office:value="1.3">
            <text:p>1.300</text:p>
          </table:table-cell>
          <table:table-cell table:style-name="ce6" office:value-type="float" office:value="1.25">
            <text:p>1.250</text:p>
          </table:table-cell>
          <table:table-cell table:style-name="ce6" office:value-type="float" office:value="1.2">
            <text:p>1.200</text:p>
          </table:table-cell>
          <table:table-cell table:style-name="ce6" office:value-type="float" office:value="1.15">
            <text:p>1.150</text:p>
          </table:table-cell>
          <table:table-cell table:style-name="ce6" office:value-type="float" office:value="1.1">
            <text:p>1.100</text:p>
          </table:table-cell>
          <table:table-cell table:formula="of:=SUM([.L44:.R44])" office:value-type="float" office:value="8.675">
            <text:p>8.68</text:p>
          </table:table-cell>
        </table:table-row>
        <table:table-row table:style-name="ro2"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  <table:table-cell office:value-type="string">
            <text:p>f3</text:p>
          </table:table-cell>
          <table:table-cell table:style-name="ce6"/>
          <table:table-cell table:style-name="ce6" table:formula="of:=[$Tabelle1.$L$11]" office:value-type="float" office:value="-0.1125">
            <text:p>-0.113</text:p>
          </table:table-cell>
          <table:table-cell table:style-name="ce6" table:formula="of:=[$Tabelle1.$L$12]" office:value-type="float" office:value="-0.2">
            <text:p>-0.200</text:p>
          </table:table-cell>
          <table:table-cell table:style-name="ce6" table:formula="of:=[$Tabelle1.$L$13]" office:value-type="float" office:value="-0.2875">
            <text:p>-0.288</text:p>
          </table:table-cell>
          <table:table-cell table:style-name="ce6" table:formula="of:=[$Tabelle1.$L$14]" office:value-type="float" office:value="-0.35">
            <text:p>-0.350</text:p>
          </table:table-cell>
          <table:table-cell table:style-name="ce6" table:formula="of:=[$Tabelle1.$L$15]" office:value-type="float" office:value="-0.4125">
            <text:p>-0.413</text:p>
          </table:table-cell>
          <table:table-cell table:style-name="ce6" table:formula="of:=[$Tabelle1.$L$16]" office:value-type="float" office:value="-0.475">
            <text:p>-0.475</text:p>
          </table:table-cell>
          <table:table-cell table:style-name="ce6" table:formula="of:=[$Tabelle1.$L$17]" office:value-type="float" office:value="-0.5375">
            <text:p>-0.538</text:p>
          </table:table-cell>
          <table:table-cell table:style-name="ce4" table:formula="of:=(ABS([.L45]) + ABS([.M45]) + ABS([.N45]) + ABS([.O45]) + ABS([.P45]) + ABS([.Q45]) + ABS([.R45])) / [.$S$44]" office:value-type="percentage" office:value="0.273775216138328">
            <text:p>27.38%</text:p>
          </table:table-cell>
        </table:table-row>
        <table:table-row table:style-name="ro2"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  <table:table-cell office:value-type="string">
            <text:p>f3 gradient</text:p>
          </table:table-cell>
          <table:table-cell table:style-name="ce6"/>
          <table:table-cell table:style-name="ce6" table:formula="of:=[$Tabelle1.$P$11]" office:value-type="float" office:value="-0.034">
            <text:p>-0.034</text:p>
          </table:table-cell>
          <table:table-cell table:style-name="ce6" table:formula="of:=[$Tabelle1.$P$12]" office:value-type="float" office:value="-0.0429999999999999">
            <text:p>-0.043</text:p>
          </table:table-cell>
          <table:table-cell table:style-name="ce6" table:formula="of:=[$Tabelle1.$P$13]" office:value-type="float" office:value="-0.0519999999999998">
            <text:p>-0.052</text:p>
          </table:table-cell>
          <table:table-cell table:style-name="ce6" table:formula="of:=[$Tabelle1.$P$14]" office:value-type="float" office:value="-0.0359999999999998">
            <text:p>-0.036</text:p>
          </table:table-cell>
          <table:table-cell table:style-name="ce6" table:formula="of:=[$Tabelle1.$P$15]" office:value-type="float" office:value="-0.0199999999999998">
            <text:p>-0.020</text:p>
          </table:table-cell>
          <table:table-cell table:style-name="ce6" table:formula="of:=[$Tabelle1.$P$16]" office:value-type="float" office:value="-0.00399999999999978">
            <text:p>-0.004</text:p>
          </table:table-cell>
          <table:table-cell table:style-name="ce6" table:formula="of:=[$Tabelle1.$P$17]" office:value-type="float" office:value="0.012">
            <text:p>0.012</text:p>
          </table:table-cell>
          <table:table-cell table:style-name="ce4" table:formula="of:=(ABS([.L46]) + ABS([.M46]) + ABS([.N46]) + ABS([.O46]) + ABS([.P46]) + ABS([.Q46]) + ABS([.R46])) / [.$S$44]" office:value-type="percentage" office:value="0.0231700288184437">
            <text:p>2.32%</text:p>
          </table:table-cell>
        </table:table-row>
        <table:table-row table:style-name="ro2"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  <table:table-cell office:value-type="string">
            <text:p>f3 intercept</text:p>
          </table:table-cell>
          <table:table-cell table:style-name="ce6"/>
          <table:table-cell table:style-name="ce6" table:formula="of:=[$Tabelle1.$H$11]" office:value-type="float" office:value="-0.0341666666666665">
            <text:p>-0.034</text:p>
          </table:table-cell>
          <table:table-cell table:style-name="ce6" table:formula="of:=[$Tabelle1.$H$12]" office:value-type="float" office:value="-0.043333333333333">
            <text:p>-0.043</text:p>
          </table:table-cell>
          <table:table-cell table:style-name="ce6" table:formula="of:=[$Tabelle1.$H$13]" office:value-type="float" office:value="-0.0524999999999998">
            <text:p>-0.052</text:p>
          </table:table-cell>
          <table:table-cell table:style-name="ce6" table:formula="of:=[$Tabelle1.$H$14]" office:value-type="float" office:value="-0.0366666666666666">
            <text:p>-0.037</text:p>
          </table:table-cell>
          <table:table-cell table:style-name="ce6" table:formula="of:=[$Tabelle1.$H$15]" office:value-type="float" office:value="-0.0208333333333333">
            <text:p>-0.021</text:p>
          </table:table-cell>
          <table:table-cell table:style-name="ce6" table:formula="of:=[$Tabelle1.$H$16]" office:value-type="float" office:value="-0.00499999999999989">
            <text:p>-0.005</text:p>
          </table:table-cell>
          <table:table-cell table:style-name="ce6" table:formula="of:=[$Tabelle1.$H$17]" office:value-type="float" office:value="0.0108333333333333">
            <text:p>0.011</text:p>
          </table:table-cell>
          <table:table-cell table:style-name="ce4" table:formula="of:=(ABS([.L47]) + ABS([.M47]) + ABS([.N47]) + ABS([.O47]) + ABS([.P47]) + ABS([.Q47]) + ABS([.R47])) / [.$S$44]" office:value-type="percentage" office:value="0.0234390009606147">
            <text:p>2.34%</text:p>
          </table:table-cell>
        </table:table-row>
        <table:table-row table:style-name="ro2">
          <table:table-cell table:number-columns-repeated="4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  <table:table-cell office:value-type="string">
            <text:p>Reference [V]</text:p>
          </table:table-cell>
          <table:table-cell table:style-name="Default" table:formula="of:=[$Tabelle1.$C$25]" office:value-type="float" office:value="1.3">
            <text:p>1.3</text:p>
          </table:table-cell>
          <table:table-cell table:formula="of:=[$Tabelle1.$C$26]" office:value-type="float" office:value="1.25">
            <text:p>1.25</text:p>
          </table:table-cell>
          <table:table-cell table:formula="of:=[$Tabelle1.$C$27]" office:value-type="float" office:value="1.2">
            <text:p>1.2</text:p>
          </table:table-cell>
          <table:table-cell table:formula="of:=[$Tabelle1.$C$28]" office:value-type="float" office:value="1.15">
            <text:p>1.15</text:p>
          </table:table-cell>
          <table:table-cell table:style-name="Default" table:formula="of:=[$Tabelle1.$C$29]" office:value-type="float" office:value="1.1">
            <text:p>1.1</text:p>
          </table:table-cell>
          <table:table-cell table:number-columns-repeated="3"/>
          <table:table-cell table:formula="of:=SUM([.L49:.R49])" office:value-type="float" office:value="4.7">
            <text:p>4.7</text:p>
          </table:table-cell>
        </table:table-row>
        <table:table-row table:style-name="ro2"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  <table:table-cell office:value-type="string">
            <text:p>f3</text:p>
          </table:table-cell>
          <table:table-cell table:style-name="Default"/>
          <table:table-cell table:style-name="ce6" table:formula="of:=[$Tabelle1.$L$26]" office:value-type="float" office:value="-0.0944444444444443">
            <text:p>-0.094</text:p>
          </table:table-cell>
          <table:table-cell table:style-name="ce6" table:formula="of:=[$Tabelle1.$L$27]" office:value-type="float" office:value="-0.188888888888889">
            <text:p>-0.189</text:p>
          </table:table-cell>
          <table:table-cell table:style-name="ce6" table:formula="of:=[$Tabelle1.$L$28]" office:value-type="float" office:value="-0.283333333333333">
            <text:p>-0.283</text:p>
          </table:table-cell>
          <table:table-cell table:style-name="ce6" table:formula="of:=[$Tabelle1.$L$29]" office:value-type="float" office:value="-0.377777777777778">
            <text:p>-0.378</text:p>
          </table:table-cell>
          <table:table-cell table:number-columns-repeated="3"/>
          <table:table-cell table:style-name="ce4" table:formula="of:=(ABS([.L50]) + ABS([.M50]) + ABS([.N50]) + ABS([.O50]) + ABS([.P50]) + ABS([.Q50]) + ABS([.R50])) / [.$S$49]" office:value-type="percentage" office:value="0.200945626477541">
            <text:p>20.09%</text:p>
          </table:table-cell>
        </table:table-row>
        <table:table-row table:style-name="ro2"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  <table:table-cell office:value-type="string">
            <text:p>f3 gradient</text:p>
          </table:table-cell>
          <table:table-cell table:style-name="Default"/>
          <table:table-cell table:style-name="ce6" table:formula="of:=[$Tabelle1.$P$26]" office:value-type="float" office:value="0.016">
            <text:p>0.016</text:p>
          </table:table-cell>
          <table:table-cell table:style-name="ce6" table:formula="of:=[$Tabelle1.$P$27]" office:value-type="float" office:value="0.032">
            <text:p>0.032</text:p>
          </table:table-cell>
          <table:table-cell table:style-name="ce6" table:formula="of:=[$Tabelle1.$P$28]" office:value-type="float" office:value="0.048">
            <text:p>0.048</text:p>
          </table:table-cell>
          <table:table-cell table:style-name="ce6" table:formula="of:=[$Tabelle1.$P$29]" office:value-type="float" office:value="0.0640000000000001">
            <text:p>0.064</text:p>
          </table:table-cell>
          <table:table-cell table:number-columns-repeated="3"/>
          <table:table-cell table:style-name="ce4" table:formula="of:=(ABS([.L51]) + ABS([.M51]) + ABS([.N51]) + ABS([.O51]) + ABS([.P51]) + ABS([.Q51]) + ABS([.R51])) / [.$S$49]" office:value-type="percentage" office:value="0.0340425531914894">
            <text:p>3.40%</text:p>
          </table:table-cell>
        </table:table-row>
        <table:table-row table:style-name="ro2"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  <table:table-cell office:value-type="string">
            <text:p>f3 intercept</text:p>
          </table:table-cell>
          <table:table-cell table:style-name="Default"/>
          <table:table-cell table:style-name="ce6" table:formula="of:=[$Tabelle1.$H$26]" office:value-type="float" office:value="0.01">
            <text:p>0.010</text:p>
          </table:table-cell>
          <table:table-cell table:style-name="ce6" table:formula="of:=[$Tabelle1.$H$27]" office:value-type="float" office:value="0.02">
            <text:p>0.020</text:p>
          </table:table-cell>
          <table:table-cell table:style-name="ce6" table:formula="of:=[$Tabelle1.$H$28]" office:value-type="float" office:value="0.0300000000000002">
            <text:p>0.030</text:p>
          </table:table-cell>
          <table:table-cell table:style-name="ce6" table:formula="of:=[$Tabelle1.$H$29]" office:value-type="float" office:value="0.04">
            <text:p>0.040</text:p>
          </table:table-cell>
          <table:table-cell table:number-columns-repeated="3"/>
          <table:table-cell table:style-name="ce4" table:formula="of:=(ABS([.L52]) + ABS([.M52]) + ABS([.N52]) + ABS([.O52]) + ABS([.P52]) + ABS([.Q52]) + ABS([.R52])) / [.$S$49]" office:value-type="percentage" office:value="0.0212765957446809">
            <text:p>2.13%</text:p>
          </table:table-cell>
        </table:table-row>
      </table:table>
      <table:table table:name="Tabelle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4">14/11/2010</text:date>, <text:time>16:49:4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Seyda</meta:initial-creator>
    <meta:creation-date>2010-11-04T22:32:03.44</meta:creation-date>
    <dc:date>2010-11-14T16:49:45.93</dc:date>
    <dc:creator>Christian Seyda</dc:creator>
    <meta:editing-duration>PT30H13M06S</meta:editing-duration>
    <meta:editing-cycles>13</meta:editing-cycles>
    <meta:generator>OpenOffice.org/3.2$Win32 OpenOffice.org_project/320m18$Build-9502</meta:generator>
    <meta:document-statistic meta:table-count="3" meta:cell-count="333" meta:object-count="0"/>
  </office:meta>
</office:document-meta>
</file>